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Team name: Today's date:</text:p>
      <text:h text:style-name="Heading_20_1" text:outline-level="1">What tools have you we worked with so far in this class?</text:h>
      <text:list text:style-name="L2">
        <text:list-item>
          <text:p text:style-name="P2">GitHub</text:p>
        </text:list-item>
        <text:list-item>
          <text:p text:style-name="P2">Cloud9</text:p>
        </text:list-item>
        <text:list-item>
          <text:p text:style-name="P2">Jekyll</text:p>
        </text:list-item>
        <text:list-item>
          <text:p text:style-name="P2">Pandoc</text:p>
        </text:list-item>
        <text:list-item>
          <text:p text:style-name="P2">Unix</text:p>
        </text:list-item>
      </text:list>
      <text:h text:style-name="Heading_20_1" text:outline-level="1">Which have you found most potentially useful?</text:h>
      <text:p text:style-name="First_20_paragraph"><text:span text:style-name="T3">GitHub</text:span></text:p>
      <text:h text:style-name="Heading_20_2" text:outline-level="2">Why?</text:h>
      <text:p text:style-name="First_20_paragraph">It is immensely helpful to have commits and changes simply and easily displayed in GitHub.</text:p>
      <text:h text:style-name="Heading_20_1" text:outline-level="1">What tools have been the most difficult to learn?</text:h>
      <text:p text:style-name="First_20_paragraph">Unix, <text:span text:style-name="T4">definately</text:span> Unix.</text:p>
      <text:h text:style-name="Heading_20_2" text:outline-level="2">Why have they been particularly difficult to learn and use?</text:h>
      <text:p text:style-name="First_20_paragraph">Because the only programming I had ever done had been in PHP so none of the terms we used or tasks we were performing initially made any sense to me.</text:p>
      <text:h text:style-name="Heading_20_1" text:outline-level="1">What tools would you like to learn more about?</text:h>
      <text:p text:style-name="First_20_paragraph">I would like to learn more of the capabilities of GitHub primarily because I love the <text:span text:style-name="T5">collaborative</text:span><text:span text:style-name="T6"> </text:span><text:span text:style-name="T7">purpose</text:span> of the application.</text:p>
      <text:p text:style-name="Horizontal_20_Line"/>
      <text:p text:style-name="First_20_paragraph"><text:span text:style-name="T8">When</text:span><text:span text:style-name="T9"> </text:span><text:span text:style-name="T10">you</text:span><text:span text:style-name="T11"> </text:span><text:span text:style-name="T12">are</text:span><text:span text:style-name="T13"> </text:span><text:span text:style-name="T14">finished</text:span><text:span text:style-name="T15"> </text:span><text:span text:style-name="T16">with</text:span><text:span text:style-name="T17"> </text:span><text:span text:style-name="T18">the</text:span><text:span text:style-name="T19"> </text:span><text:span text:style-name="T20">questions</text:span><text:span text:style-name="T21"> </text:span><text:span text:style-name="T22">in</text:span><text:span text:style-name="T23"> </text:span><text:span text:style-name="T24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